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yll</text:p>
          </table:table-cell>
          <table:table-cell office:value-type="string">
            <text:p>xll</text:p>
          </table:table-cell>
          <table:table-cell office:value-type="string">
            <text:p>yur</text:p>
          </table:table-cell>
          <table:table-cell office:value-type="string">
            <text:p>xur</text:p>
          </table:table-cell>
          <table:table-cell office:value-type="string">
            <text:p>resolution</text:p>
          </table:table-cell>
        </table:table-row>
        <table:table-row table:style-name="ro1">
          <table:table-cell office:value-type="string">
            <text:p>R1_12km</text:p>
          </table:table-cell>
          <table:table-cell office:value-type="float" office:value="2.9299">
            <text:p>2.9299</text:p>
          </table:table-cell>
          <table:table-cell office:value-type="float" office:value="7.3978">
            <text:p>7.3978</text:p>
          </table:table-cell>
          <table:table-cell office:value-type="float" office:value="6.0099">
            <text:p>6.0099</text:p>
          </table:table-cell>
          <table:table-cell office:value-type="float" office:value="10.5709">
            <text:p>10.5709</text:p>
          </table:table-cell>
          <table:table-cell office:value-type="string">
            <text:p>12km</text:p>
          </table:table-cell>
        </table:table-row>
        <table:table-row table:style-name="ro1">
          <table:table-cell office:value-type="string">
            <text:p>R1_3deg</text:p>
          </table:table-cell>
          <table:table-cell office:value-type="float" office:value="3">
            <text:p>3</text:p>
          </table:table-cell>
          <table:table-cell office:value-type="float" office:value="7.5">
            <text:p>7.5</text:p>
          </table:table-cell>
          <table:table-cell office:value-type="float" office:value="10.5">
            <text:p>10.5</text:p>
          </table:table-cell>
          <table:table-cell office:value-type="float" office:value="3">
            <text:p>3</text:p>
          </table:table-cell>
          <table:table-cell office:value-type="string">
            <text:p>3deg</text:p>
          </table:table-cell>
        </table:table-row>
        <table:table-row table:style-name="ro1">
          <table:table-cell office:value-type="string">
            <text:p>R2_12km</text:p>
          </table:table-cell>
          <table:table-cell office:value-type="float" office:value="5.8999">
            <text:p>5.8999</text:p>
          </table:table-cell>
          <table:table-cell office:value-type="float" office:value="10.4576">
            <text:p>10.4576</text:p>
          </table:table-cell>
          <table:table-cell office:value-type="float" office:value="8.9799">
            <text:p>8.9799</text:p>
          </table:table-cell>
          <table:table-cell office:value-type="float" office:value="13.6281">
            <text:p>13.6281</text:p>
          </table:table-cell>
          <table:table-cell office:value-type="string">
            <text:p>12km</text:p>
          </table:table-cell>
        </table:table-row>
        <table:table-row table:style-name="ro1">
          <table:table-cell office:value-type="string">
            <text:p>R2_3deg</text:p>
          </table:table-cell>
          <table:table-cell office:value-type="float" office:value="6">
            <text:p>6</text:p>
          </table:table-cell>
          <table:table-cell office:value-type="float" office:value="10.5">
            <text:p>10.5</text:p>
          </table:table-cell>
          <table:table-cell office:value-type="float" office:value="9">
            <text:p>9</text:p>
          </table:table-cell>
          <table:table-cell office:value-type="float" office:value="13.5">
            <text:p>13.5</text:p>
          </table:table-cell>
          <table:table-cell office:value-type="string">
            <text:p>3deg</text:p>
          </table:table-cell>
        </table:table-row>
        <table:table-row table:style-name="ro1">
          <table:table-cell office:value-type="string">
            <text:p>R3_12km</text:p>
          </table:table-cell>
          <table:table-cell office:value-type="float" office:value="8.9799">
            <text:p>8.9799</text:p>
          </table:table-cell>
          <table:table-cell office:value-type="float" office:value="7.3978">
            <text:p>7.3978</text:p>
          </table:table-cell>
          <table:table-cell office:value-type="float" office:value="12.0599">
            <text:p>12.0599</text:p>
          </table:table-cell>
          <table:table-cell office:value-type="float" office:value="10.5709">
            <text:p>10.5709</text:p>
          </table:table-cell>
          <table:table-cell office:value-type="string">
            <text:p>12km</text:p>
          </table:table-cell>
        </table:table-row>
        <table:table-row table:style-name="ro1">
          <table:table-cell office:value-type="string">
            <text:p>R3_3deg</text:p>
          </table:table-cell>
          <table:table-cell office:value-type="float" office:value="9">
            <text:p>9</text:p>
          </table:table-cell>
          <table:table-cell office:value-type="float" office:value="7.5">
            <text:p>7.5</text:p>
          </table:table-cell>
          <table:table-cell office:value-type="float" office:value="12">
            <text:p>12</text:p>
          </table:table-cell>
          <table:table-cell office:value-type="float" office:value="10.5">
            <text:p>10.5</text:p>
          </table:table-cell>
          <table:table-cell office:value-type="string">
            <text:p>3deg</text:p>
          </table:table-cell>
        </table:table-row>
        <table:table-row table:style-name="ro1">
          <table:table-cell office:value-type="string">
            <text:p>sahel_12km</text:p>
          </table:table-cell>
          <table:table-cell office:value-type="float" office:value="-1.9101">
            <text:p>-1.9101</text:p>
          </table:table-cell>
          <table:table-cell office:value-type="float" office:value="-22.9523">
            <text:p>-22.9523</text:p>
          </table:table-cell>
          <table:table-cell office:value-type="float" office:value="14.8099">
            <text:p>14.8099</text:p>
          </table:table-cell>
          <table:table-cell office:value-type="float" office:value="21.8761">
            <text:p>21.8761</text:p>
          </table:table-cell>
          <table:table-cell office:value-type="string">
            <text:p>12km</text:p>
          </table:table-cell>
        </table:table-row>
        <table:table-row table:style-name="ro1">
          <table:table-cell office:value-type="string">
            <text:p>sahel_3deg</text:p>
          </table:table-cell>
          <table:table-cell office:value-type="float" office:value="-3">
            <text:p>-3</text:p>
          </table:table-cell>
          <table:table-cell office:value-type="float" office:value="22.5">
            <text:p>22.5</text:p>
          </table:table-cell>
          <table:table-cell office:value-type="float" office:value="15">
            <text:p>15</text:p>
          </table:table-cell>
          <table:table-cell office:value-type="float" office:value="22.5">
            <text:p>22.5</text:p>
          </table:table-cell>
          <table:table-cell office:value-type="string">
            <text:p>3deg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9">08/29/2013</text:date>, <text:time>09:1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8T23:02:57</meta:creation-date>
    <meta:generator>LibreOffice/3.4$Unix LibreOffice_project/340m1$Build-502</meta:generator>
    <dc:date>2013-08-29T09:19:13</dc:date>
    <meta:editing-duration>PT19M25S</meta:editing-duration>
    <meta:editing-cycles>18</meta:editing-cycles>
    <dc:creator>Julian Ramirez-Villegas</dc:creator>
    <meta:document-statistic meta:table-count="1" meta:cell-count="54" meta:object-count="0"/>
  </office:meta>
</office:document-meta>
</file>